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37cm" fo:min-width="13.58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876cm" fo:min-width="13.532cm"/>
      <style:paragraph-properties style:writing-mode="lr-tb"/>
    </style:style>
    <style:style style:name="gr3" style:family="graphic" style:parent-style-name="standard">
      <style:graphic-properties svg:stroke-color="#000000" draw:fill-color="#000000" draw:textarea-horizontal-align="justify" draw:textarea-vertical-align="middle" draw:auto-grow-height="false" fo:min-height="1.782cm" fo:min-width="2.04cm"/>
      <style:paragraph-properties style:writing-mode="lr-tb"/>
    </style:style>
    <style:style style:name="gr4" style:family="graphic" style:parent-style-name="standard">
      <style:graphic-properties svg:stroke-color="#ff0000" draw:fill-color="#ff0000" draw:textarea-horizontal-align="justify" draw:textarea-vertical-align="middle" draw:auto-grow-height="false" fo:min-height="1.782cm" fo:min-width="2.04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3.18cm" fo:min-width="11.57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9cm" fo:min-width="5.023cm"/>
      <style:paragraph-properties style:writing-mode="lr-tb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ff0000"/>
      <style:paragraph-properties fo:text-align="center"/>
      <style:text-properties fo:color="#ffffff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style:text-properties fo:font-size="14pt"/>
    </style:style>
    <style:style style:name="P11" style:family="paragraph">
      <loext:graphic-properties draw:fill="none" draw:fill-color="#ffffff"/>
      <style:text-properties fo:font-size="14pt"/>
    </style:style>
    <style:style style:name="P12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-33% 58%" fo:font-size="14pt" style:font-size-asian="14pt" style:font-size-complex="14pt"/>
    </style:style>
    <style:style style:name="T5" style:family="text">
      <style:text-properties style:text-position="0% 100%" fo:font-size="14pt" style:font-size-asian="14pt" style:font-size-complex="14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.478cm" svg:height="4.01cm" svg:x="0.762cm" svg:y="5.334cm">
          <text:p text:style-name="P1"><text:span text:style-name="T1">Population</text:span></text:p>
          <text:p text:style-name="P1"><text:span text:style-name="T2"/></text:p>
          <text:list text:style-name="L1">
            <text:list-item>
              <text:p text:style-name="P2"><text:span text:style-name="T3">[bool] I</text:span><text:span text:style-name="T4">ext</text:span><text:span text:style-name="T5"> (defines whether population is driven)</text:span></text:p>
            </text:list-item>
            <text:list-item>
              <text:p text:style-name="P2"><text:span text:style-name="T3">[float] rate (if I</text:span><text:span text:style-name="T4">ext</text:span><text:span text:style-name="T3">; defines rate of population)</text:span></text:p>
            </text:list-item>
          </text:list>
          <text:list text:style-name="L2">
            <text:list-item>
              <text:p text:style-name="P3"><text:span text:style-name="T6">[float] </text:span><text:span text:style-name="T3">alpha</text:span><text:span text:style-name="T4">0</text:span><text:span text:style-name="T5"> (threshold heterogeneity)</text:span></text:p>
            </text:list-item>
          </text:list>
          <text:list text:style-name="L1">
            <text:list-item>
              <text:p text:style-name="P2"><text:span text:style-name="T5">[float] J</text:span><text:span text:style-name="T4">pq</text:span><text:span text:style-name="T5"> (synaptic strength pop q→p; defined by eps, eta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4.478cm" svg:height="4.572cm" svg:x="0.762cm" svg:y="10.868cm">
          <text:p text:style-name="P1"><text:span text:style-name="T1">PSP</text:span></text:p>
          <text:p text:style-name="P1"><text:span text:style-name="T2"/></text:p>
          <text:list text:style-name="L1">
            <text:list-item>
              <text:p text:style-name="P2"><text:span text:style-name="T3">[float] tau</text:span><text:span text:style-name="T4">I</text:span><text:span text:style-name="T5"> (synaptic timeconstant in secs)</text:span></text:p>
            </text:list-item>
            <text:list-item>
              <text:p text:style-name="P2"><text:span text:style-name="T3">[float] tau</text:span><text:span text:style-name="T4">norm</text:span><text:span text:style-name="T3"> (&lt;0 |tau</text:span><text:span text:style-name="T4">norm</text:span><text:span text:style-name="T3">| = value of peak height</text:span></text:p>
              <text:p text:style-name="P2"><text:span text:style-name="T3"><text:s text:c="16"/></text:span><text:span text:style-name="T3"><text:tab/></text:span><text:span text:style-name="T3"> <text:s text:c="3"/></text:span><text:span text:style-name="T3">&gt;0 |tau</text:span><text:span text:style-name="T4">norm</text:span><text:span text:style-name="T3">| = total current transported (integral))</text:span></text:p>
            </text:list-item>
          </text:list>
          <text:list text:style-name="L2">
            <text:list-item>
              <text:p text:style-name="P3"><text:span text:style-name="T6">[float] tau</text:span><text:span text:style-name="T7">n</text:span><text:span text:style-name="T5"> (mix ratio (tau</text:span><text:span text:style-name="T4">n</text:span><text:span text:style-name="T5"> within pop must sum to 1)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2.54cm" svg:height="2.032cm" svg:x="16.256cm" svg:y="2.54cm">
          <text:p text:style-name="P1">E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.54cm" svg:height="2.032cm" svg:x="19.05cm" svg:y="2.54cm">
          <text:p text:style-name="P5"><text:span text:style-name="T8">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16.002cm" svg:y="8.89cm">
          <text:p text:style-name="P1">NMD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18.796cm" svg:y="8.89cm">
          <text:p text:style-name="P1">AMP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21.59cm" svg:y="8.89cm">
          <text:p text:style-name="P1">GAB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54cm" svg:height="2.032cm" svg:x="24.384cm" svg:y="8.89cm">
          <text:p text:style-name="P1">...</text:p>
          <draw:enhanced-geometry svg:viewBox="0 0 21600 21600" draw:type="rectangle" draw:enhanced-path="M 0 0 L 21600 0 21600 21600 0 21600 0 0 Z N"/>
        </draw:custom-shape>
        <draw:frame draw:style-name="gr5" draw:text-style-name="P8" draw:layer="layout" svg:width="4.469cm" svg:height="0.806cm" svg:x="6.369cm" svg:y="9.652cm">
          <draw:text-box>
            <text:p text:style-name="P7"><text:span text:style-name="T3">Can have multiple</text:span></text:p>
          </draw:text-box>
        </draw:frame>
        <draw:line draw:style-name="gr6" draw:text-style-name="P9" draw:layer="layout" svg:x1="6.115cm" svg:y1="9.344cm" svg:x2="6.115cm" svg:y2="10.868cm">
          <text:p/>
        </draw:line>
        <draw:custom-shape draw:style-name="gr7" draw:text-style-name="P1" draw:layer="layout" svg:width="12.446cm" svg:height="3.8cm" svg:x="0.762cm" svg:y="0.254cm">
          <text:p text:style-name="P1"><text:span text:style-name="T1">Layer</text:span></text:p>
          <text:p text:style-name="P1"><text:span text:style-name="T2"/></text:p>
          <text:list text:style-name="L1">
            <text:list-item>
              <text:p text:style-name="P2"><text:span text:style-name="T3">[float] eps</text:span><text:span text:style-name="T5"> (exc/inh-feedback loop)</text:span></text:p>
            </text:list-item>
            <text:list-item>
              <text:p text:style-name="P2"><text:span text:style-name="T3">[float] eta (inter-pop-exc. Coupling)</text:span></text:p>
            </text:list-item>
            <text:list-item>
              <text:p text:style-name="P2"><text:span text:style-name="T3">[float] J</text:span><text:span text:style-name="T4">l1,l2</text:span><text:span text:style-name="T3"> (inter-layer coupling (exc.-exc.)</text:span></text:p>
            </text:list-item>
          </text:list>
          <text:list text:style-name="L2">
            <text:list-item>
              <text:p text:style-name="P3"><text:span text:style-name="T5">[float] kappa (population size w.r.t pair population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1" draw:layer="layout" svg:width="5.523cm" svg:height="0.849cm" svg:x="5.031cm" svg:y="4.264cm">
          <draw:text-box>
            <text:p text:style-name="P10">2 populations per layer</text:p>
          </draw:text-box>
        </draw:frame>
        <draw:line draw:style-name="gr6" draw:text-style-name="P9" draw:layer="layout" svg:x1="4.826cm" svg:y1="4.054cm" svg:x2="4.826cm" svg:y2="5.334cm">
          <text:p/>
        </draw:lin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2:18:31.165771805</meta:creation-date>
    <dc:date>2022-03-23T00:33:35.677333127</dc:date>
    <meta:editing-duration>PT6H24M1S</meta:editing-duration>
    <meta:editing-cycles>1</meta:editing-cycles>
    <meta:document-statistic meta:object-count="38"/>
    <meta:generator>LibreOffice/6.4.7.2$Linux_X86_64 LibreOffice_project/40$Build-2</meta:generator>
  </office:meta>
</office:document-meta>
</file>